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text-properties fo:font-size="15pt" style:font-size-asian="18pt" style:font-size-complex="18pt"/>
    </style:style>
    <style:style style:name="P6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556cm" svg:height="0.962cm" svg:x="2.54cm" svg:y="0.254cm">
          <draw:text-box>
            <text:p>UI</text:p>
          </draw:text-box>
        </draw:frame>
        <draw:frame draw:style-name="gr1" draw:text-style-name="P1" draw:layer="layout" svg:width="3.556cm" svg:height="0.962cm" svg:x="15.24cm" svg:y="0.254cm">
          <draw:text-box>
            <text:p>MapMaker</text:p>
          </draw:text-box>
        </draw:frame>
        <draw:frame draw:style-name="gr2" draw:text-style-name="P1" draw:layer="layout" svg:width="5.08cm" svg:height="1.016cm" svg:x="7.62cm" svg:y="0.254cm">
          <draw:text-box>
            <text:p>LocationLoader</text:p>
          </draw:text-box>
        </draw:frame>
        <draw:frame draw:style-name="gr1" draw:text-style-name="P1" draw:layer="layout" svg:width="3.556cm" svg:height="0.962cm" svg:x="21.336cm" svg:y="0.254cm">
          <draw:text-box>
            <text:p>Optimizer</text:p>
          </draw:text-box>
        </draw:frame>
        <draw:frame draw:style-name="gr1" draw:text-style-name="P1" draw:layer="layout" svg:width="3.556cm" svg:height="0.962cm" svg:x="3.113cm" svg:y="14.528cm">
          <draw:text-box>
            <text:p>UI</text:p>
          </draw:text-box>
        </draw:frame>
        <draw:frame draw:style-name="gr1" draw:text-style-name="P1" draw:layer="layout" svg:width="3.556cm" svg:height="0.962cm" svg:x="15.813cm" svg:y="14.528cm">
          <draw:text-box>
            <text:p>MapMaker</text:p>
          </draw:text-box>
        </draw:frame>
        <draw:frame draw:style-name="gr2" draw:text-style-name="P1" draw:layer="layout" svg:width="5.08cm" svg:height="1.016cm" svg:x="8.193cm" svg:y="14.528cm">
          <draw:text-box>
            <text:p>LocationLoader</text:p>
          </draw:text-box>
        </draw:frame>
        <draw:frame draw:style-name="gr1" draw:text-style-name="P1" draw:layer="layout" svg:width="3.556cm" svg:height="0.962cm" svg:x="21.909cm" svg:y="14.528cm">
          <draw:text-box>
            <text:p>Optimizer</text:p>
          </draw:text-box>
        </draw:frame>
        <draw:line draw:style-name="gr3" draw:text-style-name="P2" draw:layer="layout" svg:x1="3.048cm" svg:y1="1.216cm" svg:x2="3.113cm" svg:y2="14.528cm">
          <text:p/>
        </draw:line>
        <draw:line draw:style-name="gr3" draw:text-style-name="P2" draw:layer="layout" svg:x1="22.606cm" svg:y1="1.216cm" svg:x2="22.671cm" svg:y2="14.528cm">
          <text:p/>
        </draw:line>
        <draw:line draw:style-name="gr3" draw:text-style-name="P2" draw:layer="layout" svg:x1="16.002cm" svg:y1="1.216cm" svg:x2="16.067cm" svg:y2="14.528cm">
          <text:p/>
        </draw:line>
        <draw:line draw:style-name="gr3" draw:text-style-name="P2" draw:layer="layout" svg:x1="8.636cm" svg:y1="1.216cm" svg:x2="8.701cm" svg:y2="14.528cm">
          <text:p/>
        </draw:line>
        <draw:line draw:style-name="gr4" draw:text-style-name="P2" draw:layer="layout" svg:x1="3.048cm" svg:y1="2.032cm" svg:x2="8.636cm" svg:y2="2.032cm">
          <text:p/>
        </draw:line>
        <draw:line draw:style-name="gr4" draw:text-style-name="P2" draw:layer="layout" svg:x1="8.636cm" svg:y1="3.302cm" svg:x2="3.113cm" svg:y2="3.302cm">
          <text:p/>
        </draw:line>
        <draw:line draw:style-name="gr4" draw:text-style-name="P2" draw:layer="layout" svg:x1="3.048cm" svg:y1="4.572cm" svg:x2="16.002cm" svg:y2="4.572cm">
          <text:p/>
        </draw:line>
        <draw:line draw:style-name="gr4" draw:text-style-name="P2" draw:layer="layout" svg:x1="3.048cm" svg:y1="7.62cm" svg:x2="22.671cm" svg:y2="7.62cm">
          <text:p/>
        </draw:line>
        <draw:line draw:style-name="gr4" draw:text-style-name="P2" draw:layer="layout" svg:x1="16.067cm" svg:y1="6.096cm" svg:x2="3.048cm" svg:y2="6.096cm">
          <text:p/>
        </draw:line>
        <draw:line draw:style-name="gr4" draw:text-style-name="P2" draw:layer="layout" svg:x1="22.671cm" svg:y1="9.652cm" svg:x2="3.048cm" svg:y2="9.652cm">
          <text:p/>
        </draw:line>
        <draw:frame draw:style-name="gr5" draw:text-style-name="P3" draw:layer="layout" svg:width="3.556cm" svg:height="1.016cm" svg:x="4.064cm" svg:y="1.27cm">
          <draw:text-box>
            <text:p><text:span text:style-name="T1">Get data </text:span></text:p>
          </draw:text-box>
        </draw:frame>
        <draw:frame draw:style-name="gr6" draw:text-style-name="P3" draw:layer="layout" svg:width="4.826cm" svg:height="0.839cm" svg:x="3.81cm" svg:y="2.54cm">
          <draw:text-box>
            <text:p><text:span text:style-name="T1">location_loader </text:span></text:p>
          </draw:text-box>
        </draw:frame>
        <draw:frame draw:style-name="gr6" draw:text-style-name="P3" draw:layer="layout" svg:width="6.35cm" svg:height="0.839cm" svg:x="3.81cm" svg:y="3.81cm">
          <draw:text-box>
            <text:p><text:span text:style-name="T1">StartStation,endStation </text:span></text:p>
          </draw:text-box>
        </draw:frame>
        <draw:frame draw:style-name="gr7" draw:text-style-name="P3" draw:layer="layout" svg:width="15.748cm" svg:height="1.427cm" svg:x="3.81cm" svg:y="5.295cm">
          <draw:text-box>
            <text:p><text:span text:style-name="T1">make_map returns map and dataframe <text:s/></text:span></text:p>
          </draw:text-box>
        </draw:frame>
        <draw:frame draw:style-name="gr7" draw:text-style-name="P3" draw:layer="layout" svg:width="15.748cm" svg:height="1.427cm" svg:x="3.81cm" svg:y="6.723cm">
          <draw:text-box>
            <text:p><text:span text:style-name="T1">Map, dataframe for communities, max track length <text:s/></text:span></text:p>
          </draw:text-box>
        </draw:frame>
        <draw:frame draw:style-name="gr7" draw:text-style-name="P3" draw:layer="layout" svg:width="15.748cm" svg:height="1.427cm" svg:x="4.318cm" svg:y="8.733cm">
          <draw:text-box>
            <text:p><text:span text:style-name="T1">map with optimized track <text:s/></text:span></text:p>
          </draw:text-box>
        </draw:frame>
        <draw:line draw:style-name="gr4" draw:text-style-name="P2" draw:layer="layout" svg:x1="3.113cm" svg:y1="10.922cm" svg:x2="4.826cm" svg:y2="10.922cm">
          <text:p/>
        </draw:line>
        <draw:line draw:style-name="gr4" draw:text-style-name="P2" draw:layer="layout" svg:x1="4.826cm" svg:y1="10.922cm" svg:x2="4.826cm" svg:y2="13.208cm">
          <text:p/>
        </draw:line>
        <draw:line draw:style-name="gr4" draw:text-style-name="P2" draw:layer="layout" svg:x1="4.826cm" svg:y1="13.208cm" svg:x2="3.113cm" svg:y2="13.208cm">
          <text:p/>
        </draw:line>
        <draw:frame draw:style-name="gr6" draw:text-style-name="P3" draw:layer="layout" svg:width="3.81cm" svg:height="0.839cm" svg:x="4.572cm" svg:y="11.43cm">
          <draw:text-box>
            <text:p><text:span text:style-name="T1">render map <text:s/>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556cm" svg:height="0.962cm" svg:x="2.54cm" svg:y="0.254cm">
          <draw:text-box>
            <text:p>UI</text:p>
          </draw:text-box>
        </draw:frame>
        <draw:frame draw:style-name="gr1" draw:text-style-name="P1" draw:layer="layout" svg:width="3.556cm" svg:height="0.962cm" svg:x="14.624cm" svg:y="0.215cm">
          <draw:text-box>
            <text:p>MapMaker</text:p>
          </draw:text-box>
        </draw:frame>
        <draw:frame draw:style-name="gr2" draw:text-style-name="P1" draw:layer="layout" svg:width="5.08cm" svg:height="1.016cm" svg:x="7.62cm" svg:y="0.254cm">
          <draw:text-box>
            <text:p>LocationLoader</text:p>
          </draw:text-box>
        </draw:frame>
        <draw:frame draw:style-name="gr1" draw:text-style-name="P1" draw:layer="layout" svg:width="3.556cm" svg:height="0.962cm" svg:x="19.304cm" svg:y="0.254cm">
          <draw:text-box>
            <text:p>Optimizer</text:p>
          </draw:text-box>
        </draw:frame>
        <draw:frame draw:style-name="gr1" draw:text-style-name="P1" draw:layer="layout" svg:width="3.556cm" svg:height="0.962cm" svg:x="3.113cm" svg:y="14.528cm">
          <draw:text-box>
            <text:p>UI</text:p>
          </draw:text-box>
        </draw:frame>
        <draw:frame draw:style-name="gr1" draw:text-style-name="P1" draw:layer="layout" svg:width="3.556cm" svg:height="0.962cm" svg:x="14.459cm" svg:y="14.532cm">
          <draw:text-box>
            <text:p>MapMaker</text:p>
          </draw:text-box>
        </draw:frame>
        <draw:frame draw:style-name="gr2" draw:text-style-name="P1" draw:layer="layout" svg:width="5.08cm" svg:height="1.016cm" svg:x="8.193cm" svg:y="14.528cm">
          <draw:text-box>
            <text:p>LocationLoader</text:p>
          </draw:text-box>
        </draw:frame>
        <draw:frame draw:style-name="gr1" draw:text-style-name="P1" draw:layer="layout" svg:width="3.556cm" svg:height="0.962cm" svg:x="19.558cm" svg:y="14.532cm">
          <draw:text-box>
            <text:p>Optimizer</text:p>
          </draw:text-box>
        </draw:frame>
        <draw:line draw:style-name="gr3" draw:text-style-name="P2" draw:layer="layout" svg:x1="3.048cm" svg:y1="1.216cm" svg:x2="3.113cm" svg:y2="14.528cm">
          <text:p/>
        </draw:line>
        <draw:line draw:style-name="gr3" draw:text-style-name="P2" draw:layer="layout" svg:x1="21.017cm" svg:y1="1.216cm" svg:x2="21.082cm" svg:y2="14.528cm">
          <text:p/>
        </draw:line>
        <draw:line draw:style-name="gr3" draw:text-style-name="P2" draw:layer="layout" svg:x1="16.002cm" svg:y1="1.216cm" svg:x2="16.067cm" svg:y2="14.528cm">
          <text:p/>
        </draw:line>
        <draw:line draw:style-name="gr3" draw:text-style-name="P2" draw:layer="layout" svg:x1="8.636cm" svg:y1="1.216cm" svg:x2="8.701cm" svg:y2="14.528cm">
          <text:p/>
        </draw:line>
        <draw:line draw:style-name="gr4" draw:text-style-name="P2" draw:layer="layout" svg:x1="3.048cm" svg:y1="2.032cm" svg:x2="8.636cm" svg:y2="2.032cm">
          <text:p/>
        </draw:line>
        <draw:line draw:style-name="gr9" draw:text-style-name="P2" draw:layer="layout" svg:x1="8.636cm" svg:y1="3.302cm" svg:x2="3.113cm" svg:y2="3.302cm">
          <text:p/>
        </draw:line>
        <draw:line draw:style-name="gr4" draw:text-style-name="P2" draw:layer="layout" svg:x1="3.048cm" svg:y1="4.572cm" svg:x2="16.002cm" svg:y2="4.572cm">
          <text:p/>
        </draw:line>
        <draw:line draw:style-name="gr4" draw:text-style-name="P2" draw:layer="layout" svg:x1="3.048cm" svg:y1="7.62cm" svg:x2="21.082cm" svg:y2="7.62cm">
          <text:p/>
        </draw:line>
        <draw:line draw:style-name="gr9" draw:text-style-name="P2" draw:layer="layout" svg:x1="16.067cm" svg:y1="6.096cm" svg:x2="3.048cm" svg:y2="6.096cm">
          <text:p/>
        </draw:line>
        <draw:line draw:style-name="gr4" draw:text-style-name="P2" draw:layer="layout" svg:x1="21.147cm" svg:y1="9.144cm" svg:x2="16.002cm" svg:y2="9.144cm">
          <text:p/>
        </draw:line>
        <draw:frame draw:style-name="gr7" draw:text-style-name="P3" draw:layer="layout" svg:width="5.08cm" svg:height="1.427cm" svg:x="3.556cm" svg:y="1.27cm">
          <draw:text-box>
            <text:p><text:span text:style-name="T1">location_loader() </text:span></text:p>
          </draw:text-box>
        </draw:frame>
        <draw:frame draw:style-name="gr6" draw:text-style-name="P3" draw:layer="layout" svg:width="4.826cm" svg:height="0.839cm" svg:x="3.81cm" svg:y="2.54cm">
          <draw:text-box>
            <text:p><text:span text:style-name="T1">communities </text:span></text:p>
          </draw:text-box>
        </draw:frame>
        <draw:frame draw:style-name="gr5" draw:text-style-name="P3" draw:layer="layout" svg:width="12.889cm" svg:height="1.016cm" svg:x="3.113cm" svg:y="3.81cm">
          <draw:text-box>
            <text:p><text:span text:style-name="T1">make_map(start_station,end_station,communities) </text:span></text:p>
          </draw:text-box>
        </draw:frame>
        <draw:frame draw:style-name="gr7" draw:text-style-name="P3" draw:layer="layout" svg:width="15.748cm" svg:height="1.427cm" svg:x="3.81cm" svg:y="5.295cm">
          <draw:text-box>
            <text:p><text:span text:style-name="T1">created_map, c_on_map <text:s/></text:span></text:p>
          </draw:text-box>
        </draw:frame>
        <draw:frame draw:style-name="gr10" draw:text-style-name="P3" draw:layer="layout" svg:width="17.969cm" svg:height="0.839cm" svg:x="3.113cm" svg:y="6.858cm">
          <draw:text-box>
            <text:p><text:span text:style-name="T1">optimizer(start_station,end_station,created_map,c_on_map,max_track) <text:s/></text:span></text:p>
          </draw:text-box>
        </draw:frame>
        <draw:frame draw:style-name="gr11" draw:text-style-name="P3" draw:layer="layout" svg:width="19.304cm" svg:height="0.839cm" svg:x="9.906cm" svg:y="8.305cm">
          <draw:text-box>
            <text:p><text:span text:style-name="T1">draw_track(created_map,c_on_map,best_track,start_station,end_station) <text:s/></text:span></text:p>
          </draw:text-box>
        </draw:frame>
        <draw:line draw:style-name="gr9" draw:text-style-name="P2" draw:layer="layout" svg:x1="16.002cm" svg:y1="10.16cm" svg:x2="21.082cm" svg:y2="10.16cm">
          <text:p/>
        </draw:line>
        <draw:line draw:style-name="gr4" draw:text-style-name="P2" draw:layer="layout" svg:x1="3.113cm" svg:y1="13.462cm" svg:x2="25.465cm" svg:y2="13.462cm">
          <text:p/>
        </draw:line>
        <draw:line draw:style-name="gr9" draw:text-style-name="P2" draw:layer="layout" svg:x1="21.017cm" svg:y1="11.43cm" svg:x2="3.113cm" svg:y2="11.43cm">
          <text:p/>
        </draw:line>
        <draw:frame draw:style-name="gr11" draw:text-style-name="P3" draw:layer="layout" svg:width="15.24cm" svg:height="0.839cm" svg:x="5.08cm" svg:y="10.591cm">
          <draw:text-box>
            <text:p><text:span text:style-name="T1">created_map,c_on_map,opt_track_length,opt_pop,track <text:s/></text:span></text:p>
          </draw:text-box>
        </draw:frame>
        <draw:frame draw:style-name="gr2" draw:text-style-name="P1" draw:layer="layout" svg:width="4.572cm" svg:height="1.016cm" svg:x="23.114cm" svg:y="0.254cm">
          <draw:text-box>
            <text:p>ReportMaker</text:p>
          </draw:text-box>
        </draw:frame>
        <draw:frame draw:style-name="gr2" draw:text-style-name="P1" draw:layer="layout" svg:width="4.572cm" svg:height="1.016cm" svg:x="23.368cm" svg:y="14.478cm">
          <draw:text-box>
            <text:p>ReportMaker</text:p>
          </draw:text-box>
        </draw:frame>
        <draw:line draw:style-name="gr3" draw:text-style-name="P2" draw:layer="layout" svg:x1="25.4cm" svg:y1="1.27cm" svg:x2="25.465cm" svg:y2="14.582cm">
          <text:p/>
        </draw:line>
        <draw:frame draw:style-name="gr7" draw:text-style-name="P3" draw:layer="layout" svg:width="15.748cm" svg:height="1.427cm" svg:x="16.51cm" svg:y="9.398cm">
          <draw:text-box>
            <text:p><text:span text:style-name="T1">created_map <text:s/></text:span></text:p>
          </draw:text-box>
        </draw:frame>
        <draw:frame draw:style-name="gr12" draw:text-style-name="P6" draw:layer="layout" svg:width="16.51cm" svg:height="0.839cm" svg:x="8.382cm" svg:y="12.623cm">
          <draw:text-box>
            <text:p text:style-name="P5">make_pdf_report(track,opt_pop_opt_track_length)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6T15:49:04.664000000</meta:creation-date>
    <dc:date>2021-12-24T18:43:28.844000000</dc:date>
    <meta:editing-duration>PT16M50S</meta:editing-duration>
    <meta:editing-cycles>2</meta:editing-cycles>
    <meta:generator>LibreOffice/6.0.7.3$Windows_X86_64 LibreOffice_project/dc89aa7a9eabfd848af146d5086077aeed2ae4a5</meta:generator>
    <meta:document-statistic meta:object-count="86"/>
  </office:meta>
</office:document-meta>
</file>